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flag1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back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-10 Thunderbolt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brams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H-1 Cobra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rmed Mob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adu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BGM-71 TOW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MP-1P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MP-2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BMP-2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RDM-2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TR-70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TR-70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Dahl</text:p>
          </table:table-cell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ragon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ramonovitch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Engineer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un Bike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unari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HMMWV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HMMWV TOW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Hood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Hudson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Hunters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Infantry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nfantry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Infantry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Infantry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Jaguar 2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KanJPz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Katarina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Konkurs ATGM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Leditta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32" calcext:value-type="float">
            <text:p>32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eopard I</text:p>
          </table:table-cell>
          <table:table-cell office:value-type="float" office:value="1131" calcext:value-type="float">
            <text:p>1131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Leopard II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StR-40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Luchs</text:p>
          </table:table-cell>
          <table:table-cell office:value-type="float" office:value="1133" calcext:value-type="float">
            <text:p>1133</text:p>
          </table:table-cell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Lycan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-2 Bradley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M-3 Bradley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106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113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M113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29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37-M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551 Sheridan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60A3 Patton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901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Marder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tuya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i-24 Hind</text:p>
          </table:table-cell>
          <table:table-cell office:value-type="float" office:value="1240" calcext:value-type="float">
            <text:p>124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ilan</text:p>
          </table:table-cell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Militia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Mineroller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orozov</text:p>
          </table:table-cell>
          <table:table-cell office:value-type="float" office:value="1246" calcext:value-type="float">
            <text:p>12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Mortar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ortar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T-55A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Petrova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Protector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uker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Recon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efugees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RPD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RPG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Schmidt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layer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petsnaz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Stalker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Su-24</text:p>
          </table:table-cell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-12 ATG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T-62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T-64B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T-64B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T-72M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T-8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echnical MG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Technical RR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Tentani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iny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Tornado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ruck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Udvoske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URAL Truck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Vorishnov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Whitma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Wiesel 1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Wiesel TOW</text:p>
          </table:table-cell>
          <table:table-cell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Zombies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3:18:25.392311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11T13:19:03.245110184</dc:date>
    <meta:editing-duration>PT15M8S</meta:editing-duration>
    <meta:editing-cycles>11</meta:editing-cycles>
    <meta:document-statistic meta:table-count="1" meta:cell-count="623" meta:object-count="0"/>
  </office:meta>
</office:document-meta>
</file>